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Base.setClasspath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Base.getClasspath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Base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Base.setReverseLoader( boolean revers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Bas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Base.getLoad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Base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Base.hasCp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Base.get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Base.setClasspath( Path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Base.createLo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Base.isRevers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Base.setLoaderRef( Referen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